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ffoli_test_x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th rebase pass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Without rebase pa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z</text:p>
          </table:table-cell>
          <table:table-cell table:number-columns-repeated="2"/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tk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510" calcext:value-type="float">
            <text:p>51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404" calcext:value-type="float">
            <text:p>1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5T22:30:18.915776980</dc:date>
    <meta:editing-duration>P4DT1H49M9S</meta:editing-duration>
    <meta:editing-cycles>4</meta:editing-cycles>
    <meta:document-statistic meta:table-count="1" meta:cell-count="37" meta:object-count="0"/>
  </office:meta>
</office:document-meta>
</file>